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line-height="150%" fo:text-align="center"/>
      <style:text-properties fo:font-size="24pt" style:font-size-asian="18pt" style:font-size-complex="18pt"/>
    </style:style>
    <style:style style:name="P2" style:family="paragraph">
      <loext:graphic-properties draw:fill="none" draw:fill-color="#ffffff"/>
      <style:paragraph-properties fo:line-height="150%" fo:text-align="center"/>
      <style:text-properties fo:font-size="24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28cm" svg:height="2.633cm" svg:x="0cm" svg:y="4.967cm">
          <draw:text-box>
            <text:p text:style-name="P1"><text:span text:style-name="T1">Estudio de percepción de invariantes geométricos mediante el uso de mecanismos de sustitución sensorial y la tecnología vOICe</text:span></text:p>
          </draw:text-box>
        </draw:frame>
        <draw:frame draw:style-name="gr2" draw:text-style-name="P3" draw:layer="layout" svg:width="5.222cm" svg:height="0.962cm" svg:x="7.8cm" svg:y="12.4cm">
          <draw:text-box>
            <text:p>Defensa de tesis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onatan Perez</meta:initial-creator>
    <meta:creation-date>2016-12-11T15:45:41.651400830</meta:creation-date>
    <dc:date>2016-12-11T16:09:01.792161942</dc:date>
    <dc:creator>Ionatan Perez</dc:creator>
    <meta:editing-duration>PT22M38S</meta:editing-duration>
    <meta:editing-cycles>2</meta:editing-cycles>
    <meta:generator>LibreOffice/5.0.6.2$Linux_X86_64 LibreOffice_project/00m0$Build-2</meta:generator>
    <meta:document-statistic meta:object-count="25"/>
  </office:meta>
</office:document-meta>
</file>